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# вывести имя ОС</text:p>
      <text:p text:style-name="P1">uname</text:p>
      <text:p text:style-name="P1"/>
      <text:p text:style-name="P1"># вывести имя ОС с подробностями</text:p>
      <text:p text:style-name="P1">uname -a</text:p>
      <text:p text:style-name="P1"/>
      <text:p text:style-name="P1"># запросить имя хоста (машины)</text:p>
      <text:p text:style-name="P1">hostnamectl</text:p>
      <text:p text:style-name="P1"/>
      <text:p text:style-name="P1"># вывести инфо о дистрибутиве</text:p>
      <text:p text:style-name="P1">lsb_release -a</text:p>
      <text:p text:style-name="P1"/>
      <text:p text:style-name="P1"># обновить список репозиториев</text:p>
      <text:p text:style-name="P1">sudo apt update</text:p>
      <text:p text:style-name="P1"/>
      <text:p text:style-name="P1"># установить пакет mc</text:p>
      <text:p text:style-name="P1">sudo apt install mc</text:p>
      <text:p text:style-name="P1"/>
      <text:p text:style-name="P1"># запустить Midnight Commander</text:p>
      <text:p text:style-name="P1">mc</text:p>
      <text:p text:style-name="P1"/>
      <text:p text:style-name="P1"/>
      <text:p text:style-name="P1">student@Ubuntu-MySQL-VirtualBox:~$ uname</text:p>
      <text:p text:style-name="P1">Linux</text:p>
      <text:p text:style-name="P1">student@Ubuntu-MySQL-VirtualBox:~$ uname -a</text:p>
      <text:p text:style-name="P1">Linux Ubuntu-MySQL-VirtualBox 4.15.0-47-generic #50~16.04.1-Ubuntu SMP Fri Mar 15 16:06:21 UTC 2019 x86_64 x86_64 x86_64 GNU/Linux</text:p>
      <text:p text:style-name="P1">student@Ubuntu-MySQL-VirtualBox:~$ hostnamectl</text:p>
      <text:p text:style-name="P1"><text:s text:c="3"/>Static hostname: Ubuntu-MySQL-VirtualBox</text:p>
      <text:p text:style-name="P1"><text:s text:c="9"/>Icon name: computer-vm</text:p>
      <text:p text:style-name="P1"><text:s text:c="11"/>Chassis: vm</text:p>
      <text:p text:style-name="P1"><text:s text:c="8"/>Machine ID: 6917807b2dca43d681d86ffe5ca8e5d1</text:p>
      <text:p text:style-name="P1"><text:s text:c="11"/>Boot ID: 425e187a1d034dc1947ad6a88a5e2083</text:p>
      <text:p text:style-name="P1"><text:s text:c="4"/>Virtualization: oracle</text:p>
      <text:p text:style-name="P1"><text:s text:c="2"/>Operating System: Ubuntu 16.04.6 LTS</text:p>
      <text:p text:style-name="P1"><text:s text:c="12"/>Kernel: Linux 4.15.0-47-generic</text:p>
      <text:p text:style-name="P1"><text:s text:c="6"/>Architecture: x86-64</text:p>
      <text:p text:style-name="P1">student@Ubuntu-MySQL-VirtualBox:~$ lsb_release -a</text:p>
      <text:p text:style-name="P1">No LSB modules are available.</text:p>
      <text:p text:style-name="P1">Distributor ID:<text:tab/>Ubuntu</text:p>
      <text:p text:style-name="P1">Description:<text:tab/>Ubuntu 16.04.6 LTS</text:p>
      <text:p text:style-name="P1">Release:<text:tab/>16.04</text:p>
      <text:p text:style-name="P1">Codename:<text:tab/>xenial</text:p>
      <text:p text:style-name="P1">student@Ubuntu-MySQL-VirtualBox:~$ sudo apt update</text:p>
      <text:p text:style-name="P1">[sudo] пароль для student: </text:p>
      <text:p text:style-name="P1">Попробуйте ещё раз.</text:p>
      <text:p text:style-name="P1">[sudo] пароль для student: </text:p>
      <text:p text:style-name="P1">Сущ:1 http://ru.archive.ubuntu.com/ubuntu xenial InRelease</text:p>
      <text:p text:style-name="P1">Сущ:2 http://security.ubuntu.com/ubuntu xenial-security InRelease <text:s text:c="13"/></text:p>
      <text:p text:style-name="P1">Сущ:3 http://ppa.launchpad.net/linuxuprising/java/ubuntu xenial InRelease <text:s text:c="5"/></text:p>
      <text:p text:style-name="P1">Сущ:4 http://ru.archive.ubuntu.com/ubuntu xenial-updates InRelease <text:s text:c="12"/></text:p>
      <text:p text:style-name="P1">Сущ:5 http://ru.archive.ubuntu.com/ubuntu xenial-backports InRelease <text:s text:c="10"/></text:p>
      <text:p text:style-name="P1">Сущ:6 http://ppa.launchpad.net/webupd8team/java/ubuntu xenial InRelease <text:s text:c="7"/></text:p>
      <text:p text:style-name="P1">Сущ:7 https://dbeaver.io/debs/dbeaver-ce <text:s/>InRelease <text:s text:c="16"/></text:p>
      <text:p text:style-name="P1">Чтение списков пакетов… Готово</text:p>
      <text:p text:style-name="P1">Построение дерева зависимостей <text:s text:c="6"/></text:p>
      <text:p text:style-name="P1">Чтение информации о состоянии… Готово</text:p>
      <text:p text:style-name="P1">Может быть обновлено 437 пакетов. Запустите «apt list --upgradable» для их показа.</text:p>
      <text:p text:style-name="P1">student@Ubuntu-MySQL-VirtualBox:~$ sudo apt install mc</text:p>
      <text:p text:style-name="P1">Чтение списков пакетов… Готово</text:p>
      <text:p text:style-name="P1">Построение дерева зависимостей <text:s text:c="6"/></text:p>
      <text:p text:style-name="P1">Чтение информации о состоянии… Готово</text:p>
      <text:p text:style-name="P1">Уже установлен пакет mc самой новой версии (3:4.8.15-2).</text:p>
      <text:p text:style-name="P1">Следующий пакет устанавливался автоматически и больше не требуется:</text:p>
      <text:p text:style-name="P1"><text:s text:c="2"/>snapd-login-service</text:p>
      <text:p text:style-name="P1">Для его удаления используйте «sudo apt autoremove».</text:p>
      <text:p text:style-name="P1">Обновлено 0 пакетов, установлено 0 новых пакетов, для удаления отмечено 0 пакетов, и 437 пакетов не обновлено.</text:p>
      <text:p text:style-name="P1">student@Ubuntu-MySQL-VirtualBox:~$ m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2</meta:generator>
  </office:meta>
</office:document-meta>
</file>